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left="-0.0034in" fo:margin-right="0in" style:page-number="1">
        <style:tab-stops/>
      </style:paragraph-properties>
    </style:style>
    <style:style style:name="T2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3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4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5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6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7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8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9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0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1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2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3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4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5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6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7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8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9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20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21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22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23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24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25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26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27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28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29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30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31" style:parent-style-name="Standard" style:family="paragraph">
      <style:text-properties style:font-name="Times New Roman" style:font-name-complex="Times New Roman" fo:color="#000000" fo:font-size="11pt" style:font-size-asian="11pt" style:font-size-complex="11pt"/>
    </style:style>
    <style:style style:name="P32" style:parent-style-name="Standard" style:family="paragraph">
      <style:paragraph-properties fo:margin-left="0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33" style:parent-style-name="Standard" style:family="paragraph">
      <style:paragraph-properties fo:margin-left="0in" fo:margin-right="0in">
        <style:tab-stops/>
      </style:paragraph-properties>
      <style:text-properties style:font-name="Times New Roman" style:font-name-complex="Times New Roman" fo:font-weight="bold" style:font-weight-asian="bold" fo:color="#000000" fo:font-size="11pt" style:font-size-asian="11pt" style:font-size-complex="11pt"/>
    </style:style>
    <style:style style:name="P34" style:parent-style-name="Standard" style:family="paragraph">
      <style:paragraph-properties fo:margin-left="-0.0034in" fo:margin-right="0in">
        <style:tab-stops/>
      </style:paragraph-properties>
    </style:style>
    <style:style style:name="T35" style:parent-style-name="DefaultParagraphFont" style:family="text">
      <style:text-properties style:font-name="Times New Roman" style:font-name-complex="Times New Roman" fo:font-weight="bold" style:font-weight-asian="bold" fo:color="#000000" fo:font-size="11pt" style:font-size-asian="11pt" style:font-size-complex="11pt"/>
    </style:style>
    <style:style style:name="P36" style:parent-style-name="Standard" style:family="paragraph">
      <style:paragraph-properties fo:margin-left="-0.0034in" fo:margin-right="0in">
        <style:tab-stops/>
      </style:paragraph-properties>
    </style:style>
    <style:style style:name="T37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38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39" style:parent-style-name="DefaultParagraphFont" style:family="text">
      <style:text-properties style:font-name="Times New Roman" style:font-name-complex="Times New Roman" fo:font-style="italic" style:font-style-asian="italic" fo:color="#000000" fo:font-size="11pt" style:font-size-asian="11pt" style:font-size-complex="11pt"/>
    </style:style>
    <style:style style:name="P40" style:parent-style-name="Standard" style:family="paragraph">
      <style:paragraph-properties fo:margin-left="0in" fo:margin-right="0in">
        <style:tab-stops/>
      </style:paragraph-properties>
    </style:style>
    <style:style style:name="T41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42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43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44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45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46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47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48" style:parent-style-name="Standard" style:family="paragraph">
      <style:paragraph-properties fo:margin-left="-0.0034in" fo:margin-right="0in">
        <style:tab-stops/>
      </style:paragraph-properties>
    </style:style>
    <style:style style:name="T49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50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51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52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53" style:parent-style-name="DefaultParagraphFont" style:family="text">
      <style:text-properties style:font-name="Times New Roman" style:font-name-complex="Times New Roman" fo:font-style="italic" style:font-style-asian="italic" fo:color="#000000" fo:font-size="11pt" style:font-size-asian="11pt" style:font-size-complex="11pt"/>
    </style:style>
    <style:style style:name="P54" style:parent-style-name="Standard" style:family="paragraph">
      <style:paragraph-properties fo:margin-left="-0.0034in" fo:margin-right="0in">
        <style:tab-stops/>
      </style:paragraph-properties>
    </style:style>
    <style:style style:name="T55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56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57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58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59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60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61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62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63" style:parent-style-name="Standard" style:family="paragraph">
      <style:paragraph-properties fo:margin-left="-0.0034in" fo:margin-right="0in">
        <style:tab-stops/>
      </style:paragraph-properties>
    </style:style>
    <style:style style:name="T64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65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66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67" style:parent-style-name="DefaultParagraphFont" style:family="text">
      <style:text-properties style:font-name="Times New Roman" style:font-name-complex="Times New Roman" style:font-weight-complex="bold" fo:color="#000000" fo:font-size="11pt" style:font-size-asian="11pt" style:font-size-complex="11pt"/>
    </style:style>
    <style:style style:name="T68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69" style:parent-style-name="DefaultParagraphFont" style:family="text">
      <style:text-properties style:font-name="Times New Roman" style:font-name-complex="Times New Roman" fo:font-style="italic" style:font-style-asian="italic" fo:color="#000000" fo:font-size="11pt" style:font-size-asian="11pt" style:font-size-complex="11pt"/>
    </style:style>
    <style:style style:name="P70" style:parent-style-name="Standard" style:family="paragraph">
      <style:paragraph-properties fo:margin-left="-0.0034in" fo:margin-right="0in">
        <style:tab-stops/>
      </style:paragraph-properties>
    </style:style>
    <style:style style:name="T71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72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73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74" style:parent-style-name="Standard" style:family="paragraph">
      <style:paragraph-properties fo:margin-left="-0.0034in" fo:margin-right="0in">
        <style:tab-stops/>
      </style:paragraph-properties>
    </style:style>
    <style:style style:name="T75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76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77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78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79" style:parent-style-name="DefaultParagraphFont" style:family="text">
      <style:text-properties style:font-name="Times New Roman" style:font-name-complex="Times New Roman" fo:font-style="italic" style:font-style-asian="italic" fo:color="#000000" fo:font-size="11pt" style:font-size-asian="11pt" style:font-size-complex="11pt"/>
    </style:style>
    <style:style style:name="P80" style:parent-style-name="Standard" style:family="paragraph">
      <style:paragraph-properties fo:margin-left="-0.0034in" fo:margin-right="0in">
        <style:tab-stops/>
      </style:paragraph-properties>
    </style:style>
    <style:style style:name="T81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82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83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84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85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86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87" style:parent-style-name="Standard" style:family="paragraph">
      <style:paragraph-properties fo:margin-left="-0.0034in" fo:margin-right="0in">
        <style:tab-stops/>
      </style:paragraph-properties>
    </style:style>
    <style:style style:name="T88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89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90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91" style:parent-style-name="DefaultParagraphFont" style:family="text">
      <style:text-properties style:font-name="Times New Roman" style:font-name-complex="Times New Roman" style:font-weight-complex="bold" fo:color="#000000" fo:font-size="11pt" style:font-size-asian="11pt" style:font-size-complex="11pt"/>
    </style:style>
    <style:style style:name="T92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93" style:parent-style-name="DefaultParagraphFont" style:family="text">
      <style:text-properties style:font-name="Times New Roman" style:font-name-complex="Times New Roman" fo:font-style="italic" style:font-style-asian="italic" fo:color="#000000" fo:font-size="11pt" style:font-size-asian="11pt" style:font-size-complex="11pt"/>
    </style:style>
    <style:style style:name="P94" style:parent-style-name="Standard" style:family="paragraph">
      <style:paragraph-properties fo:margin-left="-0.0034in" fo:margin-right="0in">
        <style:tab-stops/>
      </style:paragraph-properties>
    </style:style>
    <style:style style:name="T95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96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97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98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99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00" style:parent-style-name="Standard" style:family="paragraph">
      <style:paragraph-properties fo:margin-left="-0.0034in" fo:margin-right="0in">
        <style:tab-stops/>
      </style:paragraph-properties>
    </style:style>
    <style:style style:name="T101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02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03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04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105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06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07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08" style:parent-style-name="Standard" style:family="paragraph">
      <style:paragraph-properties fo:margin-left="-0.0034in" fo:margin-right="0in">
        <style:tab-stops/>
      </style:paragraph-properties>
    </style:style>
    <style:style style:name="T109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10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11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12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13" style:parent-style-name="DefaultParagraphFont" style:family="text">
      <style:text-properties style:font-name="Times New Roman" style:font-name-complex="Times New Roman" fo:font-style="italic" style:font-style-asian="italic" fo:color="#000000" fo:font-size="11pt" style:font-size-asian="11pt" style:font-size-complex="11pt"/>
    </style:style>
    <style:style style:name="P114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15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16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17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weight="bold" style:font-weight-asian="bold" fo:color="#000000" fo:font-size="11pt" style:font-size-asian="11pt" style:font-size-complex="11pt"/>
    </style:style>
    <style:style style:name="P118" style:parent-style-name="Standard" style:family="paragraph">
      <style:paragraph-properties fo:margin-left="-0.0034in" fo:margin-right="0in">
        <style:tab-stops/>
      </style:paragraph-properties>
    </style:style>
    <style:style style:name="T119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20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121" style:parent-style-name="Standard" style:family="paragraph">
      <style:paragraph-properties fo:margin-left="-0.0034in" fo:margin-right="0in">
        <style:tab-stops/>
      </style:paragraph-properties>
    </style:style>
    <style:style style:name="T122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23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24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25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26" style:parent-style-name="DefaultParagraphFont" style:family="text">
      <style:text-properties style:font-name="Times New Roman" style:font-name-complex="Times New Roman" fo:font-style="italic" style:font-style-asian="italic" fo:color="#000000" fo:font-size="11pt" style:font-size-asian="11pt" style:font-size-complex="11pt"/>
    </style:style>
    <style:style style:name="P127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28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weight="bold" style:font-weight-asian="bold" fo:color="#000000" fo:font-size="11pt" style:font-size-asian="11pt" style:font-size-complex="11pt"/>
    </style:style>
    <style:style style:name="P129" style:parent-style-name="Standard" style:family="paragraph">
      <style:paragraph-properties fo:margin-left="-0.0034in" fo:margin-right="0in">
        <style:tab-stops/>
      </style:paragraph-properties>
    </style:style>
    <style:style style:name="T130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31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32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33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34" style:parent-style-name="DefaultParagraphFont" style:family="text">
      <style:text-properties style:font-name="Times New Roman" style:font-name-complex="Times New Roman" style:font-weight-complex="bold" fo:color="#000000" fo:font-size="11pt" style:font-size-asian="11pt" style:font-size-complex="11pt"/>
    </style:style>
    <style:style style:name="T135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136" style:parent-style-name="Standard" style:family="paragraph">
      <style:paragraph-properties fo:margin-left="0in" fo:margin-right="0in">
        <style:tab-stops/>
      </style:paragraph-properties>
    </style:style>
    <style:style style:name="T137" style:parent-style-name="DefaultParagraphFont" style:family="text">
      <style:text-properties style:font-name="Times New Roman" style:font-name-complex="Times New Roman" fo:font-weight="bold" style:font-weight-asian="bold" fo:color="#000000" fo:font-size="11pt" style:font-size-asian="11pt" style:font-size-complex="11pt"/>
    </style:style>
    <style:style style:name="T138" style:parent-style-name="DefaultParagraphFont" style:family="text">
      <style:text-properties style:font-name="Times New Roman" style:font-name-complex="Times New Roman" style:font-weight-complex="bold" fo:color="#000000" fo:font-size="11pt" style:font-size-asian="11pt" style:font-size-complex="11pt"/>
    </style:style>
    <style:style style:name="T139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40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41" style:parent-style-name="DefaultParagraphFont" style:family="text">
      <style:text-properties style:font-name="Times New Roman" style:font-name-complex="Times New Roman" style:font-weight-complex="bold" fo:color="#000000" fo:font-size="11pt" style:font-size-asian="11pt" style:font-size-complex="11pt"/>
    </style:style>
    <style:style style:name="P142" style:parent-style-name="Standard" style:family="paragraph">
      <style:paragraph-properties fo:margin-left="0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43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weight="bold" style:font-weight-asian="bold" fo:color="#000000" fo:font-size="11pt" style:font-size-asian="11pt" style:font-size-complex="11pt"/>
    </style:style>
    <style:style style:name="P144" style:parent-style-name="Standard" style:family="paragraph">
      <style:paragraph-properties fo:margin-left="-0.0034in" fo:margin-right="0in">
        <style:tab-stops/>
      </style:paragraph-properties>
    </style:style>
    <style:style style:name="T145" style:parent-style-name="DefaultParagraphFont" style:family="text">
      <style:text-properties style:font-name="Times New Roman" style:font-name-complex="Times New Roman" style:font-weight-complex="bold" fo:color="#000000" fo:font-size="11pt" style:font-size-asian="11pt" style:font-size-complex="11pt"/>
    </style:style>
    <style:style style:name="T146" style:parent-style-name="DefaultParagraphFont" style:family="text">
      <style:text-properties style:font-name="Times New Roman" style:font-name-complex="Times New Roman" style:font-weight-complex="bold" fo:color="#000000" fo:font-size="11pt" style:font-size-asian="11pt" style:font-size-complex="11pt"/>
    </style:style>
    <style:style style:name="T147" style:parent-style-name="DefaultParagraphFont" style:family="text">
      <style:text-properties style:font-name="Times New Roman" style:font-name-complex="Times New Roman" style:font-weight-complex="bold" fo:color="#000000" fo:font-size="11pt" style:font-size-asian="11pt" style:font-size-complex="11pt"/>
    </style:style>
    <style:style style:name="T148" style:parent-style-name="DefaultParagraphFont" style:family="text">
      <style:text-properties style:font-name="Times New Roman" style:font-name-complex="Times New Roman" style:font-weight-complex="bold" fo:color="#000000" fo:font-size="11pt" style:font-size-asian="11pt" style:font-size-complex="11pt"/>
    </style:style>
    <style:style style:name="T149" style:parent-style-name="DefaultParagraphFont" style:family="text">
      <style:text-properties style:font-name="Times New Roman" style:font-name-complex="Times New Roman" style:font-weight-complex="bold" fo:color="#000000" fo:font-size="11pt" style:font-size-asian="11pt" style:font-size-complex="11pt"/>
    </style:style>
    <style:style style:name="T150" style:parent-style-name="DefaultParagraphFont" style:family="text">
      <style:text-properties style:font-name="Times New Roman" style:font-name-complex="Times New Roman" style:font-weight-complex="bold" fo:color="#000000" fo:font-size="11pt" style:font-size-asian="11pt" style:font-size-complex="11pt"/>
    </style:style>
    <style:style style:name="T151" style:parent-style-name="DefaultParagraphFont" style:family="text">
      <style:text-properties style:font-name="Times New Roman" style:font-name-complex="Times New Roman" style:font-weight-complex="bold" fo:color="#000000" fo:font-size="11pt" style:font-size-asian="11pt" style:font-size-complex="11pt"/>
    </style:style>
    <style:style style:name="T152" style:parent-style-name="DefaultParagraphFont" style:family="text">
      <style:text-properties style:font-name="Times New Roman" style:font-name-complex="Times New Roman" style:font-weight-complex="bold" fo:color="#000000" fo:font-size="11pt" style:font-size-asian="11pt" style:font-size-complex="11pt"/>
    </style:style>
    <style:style style:name="T153" style:parent-style-name="DefaultParagraphFont" style:family="text">
      <style:text-properties style:font-name="Times New Roman" style:font-name-complex="Times New Roman" style:font-weight-complex="bold" fo:color="#000000" fo:font-size="11pt" style:font-size-asian="11pt" style:font-size-complex="11pt"/>
    </style:style>
    <style:style style:name="T154" style:parent-style-name="DefaultParagraphFont" style:family="text">
      <style:text-properties style:font-name="Times New Roman" style:font-name-complex="Times New Roman" style:font-weight-complex="bold" fo:color="#000000" fo:font-size="11pt" style:font-size-asian="11pt" style:font-size-complex="11pt"/>
    </style:style>
    <style:style style:name="T155" style:parent-style-name="DefaultParagraphFont" style:family="text">
      <style:text-properties style:font-name="Times New Roman" style:font-name-complex="Times New Roman" style:font-weight-complex="bold" fo:color="#000000" fo:font-size="11pt" style:font-size-asian="11pt" style:font-size-complex="11pt"/>
    </style:style>
    <style:style style:name="T156" style:parent-style-name="DefaultParagraphFont" style:family="text">
      <style:text-properties style:font-name="Times New Roman" style:font-name-complex="Times New Roman" style:font-weight-complex="bold" fo:color="#000000" fo:font-size="11pt" style:font-size-asian="11pt" style:font-size-complex="11pt"/>
    </style:style>
    <style:style style:name="T157" style:parent-style-name="DefaultParagraphFont" style:family="text">
      <style:text-properties style:font-name="Times New Roman" style:font-name-complex="Times New Roman" style:font-weight-complex="bold" fo:color="#000000" fo:font-size="11pt" style:font-size-asian="11pt" style:font-size-complex="11pt"/>
    </style:style>
  </office:automatic-styles>
  <office:body>
    <office:text text:use-soft-page-breaks="true">
      <text:p text:style-name="P1"><text:span text:style-name="T2">Tien La</text:span><text:span text:style-name="T3">, Remote Only, la...@gmail.com | t.me/... | linkedin.com/in/lavantien | github.com/lavantien | +....</text:span></text:p>
      <text:p text:style-name="Standard"><text:span text:style-name="T4">Proficient = [</text:span><text:span text:style-name="T5">Go</text:span><text:span text:style-name="T6">,<text:s/></text:span><text:span text:style-name="T7">Rust</text:span><text:span text:style-name="T8">,<text:s/></text:span><text:span text:style-name="T9">Lua</text:span><text:span text:style-name="T10">,<text:s/></text:span><text:span text:style-name="T11">Java</text:span><text:span text:style-name="T12">,<text:s/></text:span><text:span text:style-name="T13">JavaScript</text:span><text:span text:style-name="T14">,<text:s/></text:span><text:span text:style-name="T15">NextJS</text:span><text:span text:style-name="T16">,<text:s/></text:span><text:span text:style-name="T17">Postgres</text:span><text:span text:style-name="T18">,<text:s/></text:span><text:span text:style-name="T19">Mongo</text:span><text:span text:style-name="T20">,<text:s/></text:span><text:span text:style-name="T21">Docker</text:span><text:span text:style-name="T22">,<text:s/></text:span><text:span text:style-name="T23">REST</text:span><text:span text:style-name="T24">,<text:s/></text:span><text:span text:style-name="T25">GRPC</text:span><text:span text:style-name="T26">,<text:s/></text:span><text:span text:style-name="T27">Linux</text:span><text:span text:style-name="T28">,<text:s/></text:span><text:span text:style-name="T29">Vim</text:span><text:span text:style-name="T30">]</text:span></text:p>
      <text:p text:style-name="P31">Domains = [Critical, Edge, Cryptography, Anthropology, Healthcare, Logistics, Infrastructure, Commerce]</text:p>
      <text:p text:style-name="P32">Avoidances = [Gambling, Weapon, Beverages, Dating, Media, Property, Advertisement, Web3]</text:p>
      <text:p text:style-name="P33"/>
      <text:p text:style-name="P34"><text:span text:style-name="T35">CAREER.</text:span></text:p>
      <text:p text:style-name="P36"><text:span text:style-name="T37">Remote Freelance Developer - Cariyaputta</text:span><text:span text:style-name="T38">, 11/2022 – Present</text:span><text:span text:style-name="T39">.</text:span></text:p>
      <text:p text:style-name="P40"><text:span text:style-name="T41">* Various Projects &amp; Dotfiles.</text:span></text:p>
      <text:p text:style-name="P42">- Design &amp; develop blazingly fast custom REST APIs, dev pipelines, &amp; game servers in Go, Java, &amp; Rust.</text:p>
      <text:p text:style-name="P43">- Create custom MVPs, prototype web apps, &amp; clones in React, NextJS, TailwindCSS, Mongo, Prisma, &amp; Firebase.</text:p>
      <text:p text:style-name="P44">- Write setup, benchmark, &amp; profile scripts for Linux &amp; optimize Neovim dev environment, &amp; Dotfiles in Lua &amp; Bash.</text:p>
      <text:p text:style-name="P45">- Research &amp; create practical applications of functional programming, concurrency, &amp; parallelism in Go &amp; JavaScript.</text:p>
      <text:p text:style-name="P46">- Research &amp; implement edge computing platforms, distributed systems, &amp; genetic algorithms in C++ &amp; Go.</text:p>
      <text:p text:style-name="P47">- Design &amp; implement libraries for cryptography &amp; embedded systems in C. Compile wikis &amp; documentations.</text:p>
      <text:p text:style-name="P48"><text:span text:style-name="T49">Remote Backend Engineer -</text:span><text:span text:style-name="T50"><text:s/></text:span><text:span text:style-name="T51">NTQ Solution</text:span><text:span text:style-name="T52">, 01/2022 – 10/2022</text:span><text:span text:style-name="T53">.</text:span></text:p>
      <text:p text:style-name="P54"><text:span text:style-name="T55">* Project Dropezy &amp; Sayang.</text:span></text:p>
      <text:p text:style-name="P56">- Thoroughly profiling &amp; optimizing services/infrastructures for production release; successfully shipping the products.</text:p>
      <text:p text:style-name="P57">- Create new &amp; optimize existing MongoDB queries &amp; aggregates; Write a lot of unit tests for 90% code coverage.</text:p>
      <text:p text:style-name="P58">- Improve Go code base with more streamlined structure, apply generics &amp; fuzzy tests. Fix Flutter cloud emulator.</text:p>
      <text:p text:style-name="P59">- Design &amp; implement big data importer in Go &amp; JavaScript, migrate data from CSVs to Firebase &amp; MongoDB.</text:p>
      <text:p text:style-name="P60">- Design &amp; write Customer &amp; Fraud Detection GRPC services in Go; optimize performance of Back Office services.</text:p>
      <text:p text:style-name="P61">- Design &amp; write Order &amp; Task GRPC services in Go; integrate REST APIs with shipping vendors in Go.</text:p>
      <text:p text:style-name="P62">- Mentor junior colleagues, define standard documentations, work with cross-functional teams in Figma &amp; GCP.</text:p>
      <text:p text:style-name="P63"><text:span text:style-name="T64">Remote Backend Engineer -</text:span><text:span text:style-name="T65"><text:s/></text:span><text:span text:style-name="T66">Monster Pixel</text:span><text:span text:style-name="T67">,<text:s/></text:span><text:span text:style-name="T68">08/2021 – 12/2021</text:span><text:span text:style-name="T69">.</text:span></text:p>
      <text:p text:style-name="P70"><text:span text:style-name="T71">* Project Ackio Mesh.</text:span></text:p>
      <text:p text:style-name="P72">- Design, research, document, write &amp; setup infrastructure for an MVP edge computing embedded system.</text:p>
      <text:p text:style-name="P73">- Using Go, Python, AWS &amp; Cloud Native Computing Foundation’s technologies such as EdgeX &amp; Docker Compose.</text:p>
      <text:p text:style-name="P74"><text:span text:style-name="T75">Backend Engineer -</text:span><text:span text:style-name="T76"><text:s/></text:span><text:span text:style-name="T77">FPT Software Ho Chi Minh</text:span><text:span text:style-name="T78">, 07/2020 – 12/2020</text:span><text:span text:style-name="T79">.</text:span></text:p>
      <text:p text:style-name="P80"><text:span text:style-name="T81">* Project ETCC E-470 &amp; Halliburton Baroid.</text:span></text:p>
      <text:p text:style-name="P82">- Pair-programming a Go FTP server, with RabbitMQ, Kafka &amp; MinIO to pre-processing data for AI ML.</text:p>
      <text:p text:style-name="P83">- Implement &amp; optimize Trip Building &amp; Toll Calculation micro-services in Java 8, Spring Boot, &amp; Kafka.</text:p>
      <text:p text:style-name="P84">- Implement BackOffice UI &amp; logic with CUBA, PostgreSQL, &amp; Kafka.</text:p>
      <text:p text:style-name="P85">- Write extensive unit tests matching ISO standards; Fix GCP Kubernetes deployment scripts.</text:p>
      <text:p text:style-name="P86">- Design overall system architecture &amp; write Detailed Design Documents &amp; BPMNs.</text:p>
      <text:p text:style-name="P87"><text:span text:style-name="T88">Fullstack Engineer -</text:span><text:span text:style-name="T89"><text:s/></text:span><text:span text:style-name="T90">PALTECH Company Limited</text:span><text:span text:style-name="T91">,<text:s/></text:span><text:span text:style-name="T92">10/2018 – 02/2019 (internship), 02/2019 – 03/2020</text:span><text:span text:style-name="T93">.</text:span></text:p>
      <text:p text:style-name="P94"><text:span text:style-name="T95">* Project FairExchange.</text:span></text:p>
      <text:p text:style-name="P96">- Migrate from legacy JavaEE &amp; Spring MVC to Java 8 &amp; Spring Boot, from AngularJS to Angular with TypeScript.</text:p>
      <text:p text:style-name="P97">- Design &amp; implement end-to-end APIs from database design to frontend in Java 8 &amp; Spring Boot, or Go.</text:p>
      <text:p text:style-name="P98">- Design &amp; write high performance Blackjack &amp; Bullseye Roulette HTML web games.</text:p>
      <text:p text:style-name="P99">- Write Back Office responsive mobile-first frontend in Angular; design &amp; implement its API &amp; db in Spring Boot.</text:p>
      <text:p text:style-name="P100"><text:span text:style-name="T101">Tech Lead -</text:span><text:span text:style-name="T102"><text:s/></text:span><text:span text:style-name="T103">Team 6789</text:span><text:span text:style-name="T104"><text:s/>(3 members), 08/2017 – 10/2018.</text:span></text:p>
      <text:p text:style-name="P105">* Project SumoBot, LineBot, &amp; MazeBot.</text:p>
      <text:p text:style-name="P106">- Design &amp; create robots’ structures &amp; firmwares in C; optimize algorithms for accuracy &amp; power saving; AWS IoT.</text:p>
      <text:p text:style-name="P107">- Coach software engineering for team members &amp; students.</text:p>
      <text:p text:style-name="P108"><text:span text:style-name="T109">Remote Game Developer -</text:span><text:span text:style-name="T110"><text:s/></text:span><text:span text:style-name="T111">Epic War</text:span><text:span text:style-name="T112">, 08/2007 – 08/2015</text:span><text:span text:style-name="T113">.</text:span></text:p>
      <text:p text:style-name="P114">- Design &amp; write custom WarCraft 3 maps &amp; mods for paid clients in Jass, vJass (OOP Jass), &amp; Lua.</text:p>
      <text:p text:style-name="P115">- Design &amp; model 3D graphical assets &amp; particle effects in Blender; deliver quality product to clients every month.</text:p>
      <text:p text:style-name="P116"/>
      <text:p text:style-name="P117">EDUCATION.</text:p>
      <text:p text:style-name="P118"><text:span text:style-name="T119">Modern Software Engineering - Self-Taught</text:span><text:span text:style-name="T120">, 2015 – 2025.</text:span></text:p>
      <text:p text:style-name="P121"><text:span text:style-name="T122">Computer Engineering, BEng -</text:span><text:span text:style-name="T123"><text:s/></text:span><text:span text:style-name="T124">University of Information Technology</text:span><text:span text:style-name="T125">, GPA 7.19, drop final thesis, 2015 – 2019</text:span><text:span text:style-name="T126">.</text:span></text:p>
      <text:p text:style-name="P127"/>
      <text:p text:style-name="P128">ACTIVITY.</text:p>
      <text:p text:style-name="P129"><text:span text:style-name="T130">1st Place (undefeated) -</text:span><text:span text:style-name="T131"><text:s/></text:span><text:span text:style-name="T132">Team 6789</text:span><text:span text:style-name="T133"><text:s/>(team of 3),<text:s/></text:span><text:span text:style-name="T134">UIT Sumo Robot 2017</text:span><text:span text:style-name="T135">, Robotic Contest.</text:span></text:p>
      <text:p text:style-name="P136"><text:span text:style-name="T137">Regional ACM-ICPC<text:s/></text:span><text:span text:style-name="T138">participant (team of 3) &amp;<text:s/></text:span><text:span text:style-name="T139">National Highschool Olympiad<text:s/></text:span><text:span text:style-name="T140">participant (solo)</text:span><text:span text:style-name="T141">.</text:span></text:p>
      <text:p text:style-name="P142"/>
      <text:p text:style-name="P143">HOBBIES.</text:p>
      <text:p text:style-name="P144"><text:span text:style-name="T145">Auto Chess Athlete</text:span><text:span text:style-name="T146">,</text:span><text:span text:style-name="T147"><text:s/></text:span><text:span text:style-name="T148">Anthropolog</text:span><text:span text:style-name="T149">ist</text:span><text:span text:style-name="T150">,</text:span><text:span text:style-name="T151"><text:s/>Rubiks</text:span><text:span text:style-name="T152"><text:s/>Master,</text:span><text:span text:style-name="T153"><text:s/></text:span><text:span text:style-name="T154">Chess Player,</text:span><text:span text:style-name="T155"><text:s/></text:span><text:span text:style-name="T156">Making<text:s/></text:span><text:span text:style-name="T157">YouTube video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left="0.0069in" fo:text-indent="-0.0069in">
        <style:tab-stops/>
      </style:paragraph-properties>
      <style:text-properties style:font-name="Times New Roman" style:font-name-asian="Times New Roman" style:font-name-complex="Times New Roman" fo:font-weight="bold" style:font-weight-asian="bold" fo:color="#000000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1388in"/>
      <style:text-properties style:font-name="Arial" style:font-name-asian="Arial" style:font-name-complex="Arial" fo:font-size="17pt" style:font-size-asian="17pt" style:font-size-complex="17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1388in"/>
      <style:text-properties style:font-name="Arial" style:font-name-asian="Arial" style:font-name-complex="Arial" fo:font-size="15pt" style:font-size-asian="15pt" style:font-size-complex="15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font-size="13pt" style:font-size-asian="13pt" style:font-size-complex="13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font-size="11pt" style:font-size-asian="11pt" style:font-size-complex="11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.009in" fo:margin-left="0.0069in" fo:margin-right="0.0458in">
        <style:tab-stops/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Standard">
      <style:paragraph-properties fo:margin-top="0.2083in" fo:margin-bottom="0.1388in"/>
      <style:text-properties fo:font-size="24pt" style:font-size-asian="24pt" style:font-size-complex="24pt" fo:hyphenate="false"/>
    </style:style>
    <style:style style:name="Subtitle" style:display-name="Subtitle" style:family="paragraph" style:parent-style-name="Normal" style:next-style-name="Standard">
      <style:paragraph-properties fo:margin-top="0.1388in" fo:margin-bottom="0.1388in"/>
      <style:text-properties fo:hyphenate="false"/>
    </style:style>
    <style:style style:name="ListLabel1" style:display-name="ListLabel 1" style:family="text">
      <style:text-properties fo:color="#0563C1" style:text-underline-type="none" style:text-underline-color="font-color"/>
    </style:style>
    <style:style style:name="Internetlink" style:display-name="Internet link" style:family="text">
      <style:text-properties fo:color="#000080" style:text-underline-type="none" style:text-underline-color="font-color"/>
    </style:style>
    <style:style style:name="ListLabel2" style:display-name="ListLabel 2" style:family="text"/>
    <style:style style:name="ListLabel3" style:display-name="ListLabel 3" style:family="text">
      <style:text-properties fo:color="#1155CC" style:text-underline-type="none" style:text-underline-color="font-color"/>
    </style:style>
    <style:style style:name="Hyperlink" style:display-name="Hyperlink" style:family="text" style:parent-style-name="DefaultParagraphFont">
      <style:text-properties fo:color="#0563C1" style:text-underline-type="none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VisitedInternetLink" style:display-name="Visited Internet Link" style:family="text">
      <style:text-properties fo:color="#800000" style:text-underline-type="none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4597in" fo:margin-left="0.4597in" fo:margin-bottom="0.4597in" fo:margin-right="0.459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lavantien</meta:initial-creator>
    <dc:creator>LA VĂN TIẾN</dc:creator>
    <meta:creation-date>2023-06-08T02:15:00Z</meta:creation-date>
    <dc:date>2023-09-11T16:28:00Z</dc:date>
    <meta:print-date>2023-07-13T14:53:00Z</meta:print-date>
    <meta:template xlink:href="Normal.dotm" xlink:type="simple"/>
    <meta:editing-cycles>236</meta:editing-cycles>
    <meta:editing-duration>PT63060S</meta:editing-duration>
    <meta:document-statistic meta:page-count="1" meta:paragraph-count="8" meta:word-count="653" meta:character-count="4371" meta:row-count="31" meta:non-whitespace-character-count="3726"/>
  </office:meta>
</office:document-meta>
</file>